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4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 office:value-type="string" calcext:value-type="string">
            <text:p>并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未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柬</text:p>
          </table:table-cell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 office:value-type="string" calcext:value-type="string">
            <text:p>果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里</text:p>
          </table:table-cell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幵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number-columns-repeated="3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table:number-columns-repeated="2"/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5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京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禹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禺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office:value-type="string" calcext:value-type="string">
            <text:p>禺</text:p>
          </table:table-cell>
          <table:table-cell office:value-type="string" calcext:value-type="string">
            <text:p>禸</text:p>
          </table:table-cell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5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22:50:53.086886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1T23:02:26.086754429</dc:date>
    <meta:editing-duration>PT20H7M13S</meta:editing-duration>
    <meta:editing-cycles>325</meta:editing-cycles>
    <meta:generator>LibreOffice/26.2.1.2$Linux_X86_64 LibreOffice_project/620$Build-2</meta:generator>
    <meta:document-statistic meta:table-count="1" meta:cell-count="309" meta:object-count="0"/>
  </office:meta>
</office:document-meta>
</file>